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style:writing-mode="lr-tb"/>
      <style:text-properties style:font-name="Arial" officeooo:paragraph-rsid="0017cd8e"/>
    </style:style>
    <style:style style:name="P2" style:family="paragraph" style:parent-style-name="Standard">
      <style:paragraph-properties style:writing-mode="lr-tb"/>
      <style:text-properties style:font-name="Arial" fo:font-weight="bold" officeooo:paragraph-rsid="0017cd8e" style:font-weight-asian="bold" style:font-weight-complex="bold"/>
    </style:style>
    <style:style style:name="P3" style:family="paragraph" style:parent-style-name="Standard">
      <style:paragraph-properties style:writing-mode="lr-tb"/>
      <style:text-properties style:font-name="Arial" fo:font-weight="bold" officeooo:paragraph-rsid="001f0bb4" style:font-weight-asian="bold" style:font-weight-complex="bold"/>
    </style:style>
    <style:style style:name="P4" style:family="paragraph" style:parent-style-name="Standard">
      <style:paragraph-properties style:writing-mode="lr-tb"/>
      <style:text-properties style:font-name="Arial" fo:font-weight="normal" officeooo:paragraph-rsid="0017cd8e" style:font-weight-asian="normal" style:font-weight-complex="normal"/>
    </style:style>
    <style:style style:name="P5" style:family="paragraph" style:parent-style-name="Standard">
      <style:paragraph-properties style:writing-mode="lr-tb"/>
      <style:text-properties style:font-name="Arial" fo:font-weight="normal" officeooo:rsid="001c3744" officeooo:paragraph-rsid="001c3744" style:font-weight-asian="normal" style:font-weight-complex="normal"/>
    </style:style>
    <style:style style:name="P6" style:family="paragraph" style:parent-style-name="Standard">
      <style:paragraph-properties style:writing-mode="lr-tb"/>
      <style:text-properties style:font-name="Arial" fo:font-weight="normal" officeooo:rsid="001dd0db" officeooo:paragraph-rsid="001dd0db" style:font-weight-asian="normal" style:font-weight-complex="normal"/>
    </style:style>
    <style:style style:name="P7" style:family="paragraph" style:parent-style-name="Standard">
      <style:paragraph-properties style:writing-mode="lr-tb"/>
      <style:text-properties style:font-name="Arial" fo:font-size="12pt" fo:font-weight="normal" officeooo:paragraph-rsid="001f0bb4" style:font-size-asian="12pt" style:font-weight-asian="normal" style:font-size-complex="12pt" style:font-weight-complex="normal"/>
    </style:style>
    <style:style style:name="P8" style:family="paragraph" style:parent-style-name="Standard">
      <style:paragraph-properties style:writing-mode="lr-tb"/>
      <style:text-properties officeooo:paragraph-rsid="0017cd8e"/>
    </style:style>
    <style:style style:name="P9" style:family="paragraph" style:parent-style-name="Standard">
      <style:paragraph-properties style:writing-mode="lr-tb"/>
      <style:text-properties officeooo:paragraph-rsid="001f0bb4"/>
    </style:style>
    <style:style style:name="T1" style:family="text">
      <style:text-properties style:font-name="sans-serif" fo:font-size="12pt" style:font-size-asian="12pt" style:font-size-complex="12pt"/>
    </style:style>
    <style:style style:name="T2" style:family="text">
      <style:text-properties style:font-name="sans-serif" fo:font-size="13.5pt" style:font-size-asian="12pt" style:font-size-complex="12pt"/>
    </style:style>
    <style:style style:name="T3" style:family="text">
      <style:text-properties style:font-name="sans-serif" fo:font-size="13.5pt" officeooo:rsid="001f0bb4" style:font-size-asian="12pt" style:font-size-complex="12pt"/>
    </style:style>
    <style:style style:name="T4" style:family="text">
      <style:text-properties fo:font-size="19.5pt"/>
    </style:style>
    <style:style style:name="T5" style:family="text">
      <style:text-properties fo:font-size="16pt" style:font-size-asian="16pt" style:font-size-complex="16pt"/>
    </style:style>
    <style:style style:name="T6" style:family="text">
      <style:text-properties fo:font-size="12pt" style:font-size-asian="12pt" style:font-size-complex="12pt"/>
    </style:style>
    <style:style style:name="T7" style:family="text">
      <style:text-properties fo:font-size="12pt" officeooo:rsid="0017cd8e" style:font-size-asian="12pt" style:font-size-complex="12pt"/>
    </style:style>
    <style:style style:name="T8" style:family="text">
      <style:text-properties fo:font-size="12pt" officeooo:rsid="00187016" style:font-size-asian="12pt" style:font-size-complex="12pt"/>
    </style:style>
    <style:style style:name="T9" style:family="text">
      <style:text-properties fo:font-size="12pt" officeooo:rsid="00192648" style:font-size-asian="12pt" style:font-size-complex="12pt"/>
    </style:style>
    <style:style style:name="T10" style:family="text">
      <style:text-properties fo:font-size="12pt" officeooo:rsid="001a8700" style:font-size-asian="12pt" style:font-size-complex="12pt"/>
    </style:style>
    <style:style style:name="T11" style:family="text">
      <style:text-properties fo:font-size="12pt" officeooo:rsid="001f0bb4" style:font-size-asian="12pt" style:font-size-complex="12pt"/>
    </style:style>
    <style:style style:name="T12" style:family="text">
      <style:text-properties fo:font-size="12pt" fo:font-weight="normal" officeooo:rsid="00192648" style:font-size-asian="12pt" style:font-weight-asian="normal" style:font-size-complex="12pt" style:font-weight-complex="normal"/>
    </style:style>
    <style:style style:name="T13" style:family="text">
      <style:text-properties fo:font-size="12pt" fo:font-weight="normal" officeooo:rsid="001c3744" style:font-size-asian="12pt" style:font-weight-asian="normal" style:font-size-complex="12pt" style:font-weight-complex="normal"/>
    </style:style>
    <style:style style:name="T14" style:family="text">
      <style:text-properties fo:font-size="12pt" fo:font-weight="normal" officeooo:rsid="001f0bb4" style:font-size-asian="12pt" style:font-weight-asian="normal" style:font-size-complex="12pt" style:font-weight-complex="normal"/>
    </style:style>
    <style:style style:name="T15" style:family="text">
      <style:text-properties style:font-name="Arial" fo:font-size="12pt" fo:font-weight="normal" officeooo:rsid="001a8700" style:font-size-asian="12pt" style:font-weight-asian="normal" style:font-size-complex="12pt" style:font-weight-complex="normal"/>
    </style:style>
    <style:style style:name="T16" style:family="text">
      <style:text-properties style:font-name="Arial" fo:font-size="12pt" fo:font-weight="normal" officeooo:rsid="001c3744" style:font-size-asian="12pt" style:font-weight-asian="normal" style:font-size-complex="12pt" style:font-weight-complex="normal"/>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2pt" officeooo:rsid="001f0bb4" style:font-size-asian="12pt" style:font-size-complex="12pt"/>
    </style:style>
    <style:style style:name="T20" style:family="text">
      <style:text-properties style:font-name="Arial" fo:font-size="13.5pt" style:font-size-asian="12pt" style:font-size-complex="12pt"/>
    </style:style>
    <style:style style:name="T21" style:family="text">
      <style:text-properties style:font-name="Arial" fo:font-size="13.5pt" officeooo:rsid="001f0bb4" style:font-size-asian="12pt" style:font-size-complex="12pt"/>
    </style:style>
    <style:style style:name="T22" style:family="text">
      <style:text-properties officeooo:rsid="001f0bb4"/>
    </style:style>
    <style:style style:name="T23" style:family="text">
      <style:text-properties fo:font-size="13.5pt" style:font-size-asian="12pt" style:font-size-complex="12pt"/>
    </style:style>
    <style:style style:name="T24" style:family="text">
      <style:text-properties fo:font-size="13.5pt" officeooo:rsid="001f0bb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LINGUAXES DE PROGRAMACIÓN</text:span></text:p>
      <text:p text:style-name="P1"><text:line-break/><text:span text:style-name="T5">CUESTIÓNS</text:span></text:p>
      <text:p text:style-name="P1"><text:span text:style-name="T5"/></text:p>
      <text:p text:style-name="P2"><text:span text:style-name="T6">1. Explica que é unha linguaxe de programación.</text:span></text:p>
      <text:p text:style-name="P1"><text:span text:style-name="T6"><text:tab/></text:span></text:p>
      <text:p text:style-name="P1"><text:span text:style-name="T6"><text:tab/></text:span><text:span text:style-name="T7">Un lenguaje de programacion es un tipo de lenguaje que se utiliza para comunicarse con el ordenador. Esta formado por caracteres y palabras que siguen unas normas de sintaxis.</text:span></text:p>
      <text:p text:style-name="P1"><text:span text:style-name="T6"/></text:p>
      <text:p text:style-name="P2"><text:span text:style-name="T6">2. Que é unha regra sintáctica?</text:span></text:p>
      <text:p text:style-name="P1"><text:span text:style-name="T6"/></text:p>
      <text:p text:style-name="P1"><text:span text:style-name="T6"><text:tab/></text:span><text:span text:style-name="T7">Las reglas sintácticas especifican la manera que hay que utilizar los símbolos que forman la sentencia </text:span><text:span text:style-name="T8">en ese lenguaje.</text:span></text:p>
      <text:p text:style-name="P1"><text:span text:style-name="T6"/></text:p>
      <text:p text:style-name="P2"><text:span text:style-name="T6">3. En que fase do ciclo de vida situaríamos as linguaxes de programación?</text:span></text:p>
      <text:p text:style-name="P1"><text:span text:style-name="T6"/></text:p>
      <text:p text:style-name="P1"><text:span text:style-name="T6"><text:tab/></text:span><text:span text:style-name="T8">En la fase de implementacion, en la que se escoge el lenguaje y la platarfoma de desarrollo que se va a utilizar.</text:span></text:p>
      <text:p text:style-name="P1"><text:span text:style-name="T6"/></text:p>
      <text:p text:style-name="P2"><text:span text:style-name="T6">4. Poderíamos procesar datos mediante unha linguaxe de marcas? Por que?</text:span></text:p>
      <text:p text:style-name="P2"><text:span text:style-name="T6"/></text:p>
      <text:p text:style-name="P1"><text:span text:style-name="T6"><text:tab/></text:span><text:span text:style-name="T8">No, se encargan de la colocacion de distintivos y señales en el texto que serán interpretados por aplicaciones o procesos.</text:span></text:p>
      <text:p text:style-name="P1"><text:span text:style-name="T6"/></text:p>
      <text:p text:style-name="P2"><text:span text:style-name="T6">5. Que diferenza fundamental existe entre HTML e XML?</text:span></text:p>
      <text:p text:style-name="P2"><text:span text:style-name="T6"/></text:p>
      <text:p text:style-name="P1"><text:span text:style-name="T6"><text:tab/></text:span><text:span text:style-name="T8">El XML se usa para la transmision de informacion estructurada y validada y el HTML se encarga de publicar hipertexto.</text:span></text:p>
      <text:p text:style-name="P1"><text:span text:style-name="T6"/></text:p>
      <text:p text:style-name="P2"><text:span text:style-name="T6">6. Nun sistema cliente/servidor, que beneficio se obtén da execución de parte do</text:span></text:p>
      <text:p text:style-name="P2"><text:span text:style-name="T6">código do lado do cliente? Cita e explica un exemplo.</text:span></text:p>
      <text:p text:style-name="P2"><text:span text:style-name="T6"/></text:p>
      <text:p text:style-name="P2"><text:span text:style-name="T6"><text:tab/></text:span><text:span text:style-name="T12">Un cliente hace una peticion a un servidor y este le manda una respuesta, es decir, para entrar a la wikipedia, un cliete escribe en un navegador wikipedia. Este mensaje es enviado, recibido y procesado por un servidor que le mandará una respuesta al cliente, que sera la pagina que está buscando, en este caso la wikipedia.</text:span></text:p>
      <text:p text:style-name="P2"><text:span text:style-name="T6"/></text:p>
      <text:p text:style-name="P2"><text:span text:style-name="T6">7. Para que se aplica un ficheiro CSS a unha páxina escrita en HTML?</text:span></text:p>
      <text:p text:style-name="P4"><text:span text:style-name="T6"/></text:p>
      <text:p text:style-name="P4"><text:span text:style-name="T6"><text:tab/></text:span><text:span text:style-name="T9">Se aplica para modificar la presentación o estilo de la pagina y aplicarle un formato que esta previamente desarrollao en el documento CSS.</text:span></text:p>
      <text:p text:style-name="P4"><text:span text:style-name="T6"/></text:p>
      <text:p text:style-name="P2"><text:span text:style-name="T6">8. Unha linguaxe de consultas como SQL é imperativa? Xustifica a túa resposta.</text:span></text:p>
      <text:p text:style-name="P2"><text:span text:style-name="T6"/></text:p>
      <text:p text:style-name="P4"><text:span text:style-name="T6"><text:tab/></text:span><text:span text:style-name="T10">No, porque indica el resultado que se debe de obtener, no como se tiene que obtener.</text:span></text:p>
      <text:p text:style-name="P4"><text:span text:style-name="T6"/></text:p>
      <text:p text:style-name="P2"><text:span text:style-name="T6"/></text:p>
      <text:p text:style-name="P2"><text:span text:style-name="T6"/></text:p>
      <text:p text:style-name="P2"><text:span text:style-name="T6"/></text:p>
      <text:p text:style-name="P2"><text:soft-page-break/><text:span text:style-name="T6">9. Enumera os elementos principais dunha linguaxe de programación de alto nivel.</text:span></text:p>
      <text:p text:style-name="P2"><text:span text:style-name="T6"/></text:p>
      <text:p text:style-name="P8"><text:span text:style-name="T17"><text:tab/></text:span><text:span text:style-name="T16">N</text:span><text:span text:style-name="T15">os referimos al tipo de lenguaje de programación que no expresa los algoritmos teniendo en cuenta la capacidad que tienen las máquinas para ejecutar órdenes, sino al que se utiliza teniendo en cuenta las capacidades cognitivas de los seres humanos. </text:span></text:p>
      <text:p text:style-name="P4"><text:span text:style-name="T6"/></text:p>
      <text:p text:style-name="P2"><text:span text:style-name="T6">10. Escrebe un fragmento de código en Java no que se visualicen claramente os</text:span></text:p>
      <text:p text:style-name="P2"><text:span text:style-name="T6">elementos anteriores.</text:span></text:p>
      <text:p text:style-name="P2"><text:span text:style-name="T6"/></text:p>
      <text:p text:style-name="P5"><text:span text:style-name="T6">If, for while</text:span></text:p>
      <text:p text:style-name="P2"><text:span text:style-name="T6"><text:line-break/>11. Por que pensas que C incorpora caracterÍsticas de alto e baixo nivel? Cita algún</text:span></text:p>
      <text:p text:style-name="P2"><text:span text:style-name="T6">caso.</text:span></text:p>
      <text:p text:style-name="P2"><text:span text:style-name="T6"/></text:p>
      <text:p text:style-name="P2"><text:span text:style-name="T6"><text:tab/></text:span><text:span text:style-name="T13">Porque es un leguaje que ofrece una economia sintactica, control de flujo estructura sencilla y un buen conjunto de operadores.</text:span></text:p>
      <text:p text:style-name="P2"><text:span text:style-name="T6">12. Que utilidade ten a máquina virtual de Java (JVM). Enumera pros e constras.</text:span></text:p>
      <text:p text:style-name="P2"><text:span text:style-name="T6"/></text:p>
      <text:p text:style-name="P6"><text:span text:style-name="T6"><text:tab/>Interpreta el bytecode, es un software que sirve de intermediario entre la maquina virtual y la maquina fisisica. El incombeniente es que para cada sistema operativo se necesita una maquina diferente que haga de traductora. Por ejemplo no es la misma que se usa para Windows que para Linux.</text:span></text:p>
      <text:p text:style-name="P6"><text:span text:style-name="T6"/></text:p>
      <text:p text:style-name="P2"><text:span text:style-name="T6">13. Cita algunha vantaxe da creación de código binario nativo fronte ao código<text:line-break/>intermedio, por exemplo, o bytecode de Java.</text:span></text:p>
      <text:p text:style-name="P2"><text:span text:style-name="T6"/></text:p>
      <text:p text:style-name="P2"><text:span text:style-name="T6"><text:tab/></text:span><text:span text:style-name="T14">La ventaja es que java al crear un codigo bytecode, el propio sistema ya podria empezar a procesar la informacion que esta recibiendo sin necesisdad de otros procesos. Por lo tanto aumentamos el rendimiento de la maquina y su simpleza.</text:span></text:p>
      <text:p text:style-name="P2"><text:span text:style-name="T14"/></text:p>
      <text:p text:style-name="P3"><text:span text:style-name="T6">14. Explica a diferenza que existe entre as bibliotecas de enlace estático e dinámico.</text:span></text:p>
      <text:p text:style-name="P3"><text:span text:style-name="T6"/></text:p>
      <text:p text:style-name="P9"><text:span text:style-name="T17"><text:tab/></text:span><text:span text:style-name="T18">S</text:span><text:span text:style-name="T19">i</text:span><text:span text:style-name="T18"> </text:span><text:span text:style-name="T19">l</text:span><text:span text:style-name="T18">a biblioteca </text:span><text:span text:style-name="T19">es</text:span><text:span text:style-name="T18"> estática, </text:span><text:span text:style-name="T19">el</text:span><text:span text:style-name="T18"> enlazador </text:span><text:span text:style-name="T19">añade</text:span><text:span text:style-name="T18"> </text:span><text:span text:style-name="T19">el</text:span><text:span text:style-name="T18"> código ob</text:span><text:span text:style-name="T19">j</text:span><text:span text:style-name="T18">ecto </text:span><text:span text:style-name="T19">de las</text:span><text:span text:style-name="T18"> bibliotecas </text:span><text:span text:style-name="T19">al</text:span><text:span text:style-name="T18"> ar</text:span><text:span text:style-name="T19">ch</text:span><text:span text:style-name="T18">ivo ob</text:span><text:span text:style-name="T19">j</text:span><text:span text:style-name="T18">ecto, po</text:span><text:span text:style-name="T19">r l</text:span><text:span text:style-name="T18">o que </text:span><text:span text:style-name="T19">el</text:span><text:span text:style-name="T18"> </text:span><text:span text:style-name="T19">fichero</text:span><text:span text:style-name="T18"> </text:span><text:span text:style-name="T19">ejecutable</text:span><text:span text:style-name="T18"> resultante aumenta de tamaño con relación </text:span><text:span text:style-name="T19">al</text:span><text:span text:style-name="T18"> </text:span><text:span text:style-name="T19">archivo</text:span><text:span text:style-name="T18"> ob</text:span><text:span text:style-name="T19">j</text:span><text:span text:style-name="T18">ecto, pero no necesita nada </text:span><text:span text:style-name="T19">más</text:span><text:span text:style-name="T18"> que </text:span><text:span text:style-name="T19">el</text:span><text:span text:style-name="T18"> sistema operativo para e</text:span><text:span text:style-name="T19">j</text:span><text:span text:style-name="T18">ecutarse. </text:span></text:p>
      <text:p text:style-name="P7"><text:tab/>Se <text:span text:style-name="T22">l</text:span>a biblioteca <text:span text:style-name="T22">es</text:span> dinámica <text:span text:style-name="T22">el</text:span> enlazador <text:span text:style-name="T22">añade</text:span> <text:span text:style-name="T22">solo</text:span> referencias <text:span text:style-name="T22">a la</text:span> biblioteca, <text:span text:style-name="T22">por lo</text:span> que <text:span text:style-name="T22">el</text:span> <text:span text:style-name="T22">archivo</text:span> <text:span text:style-name="T22">ejecutable</text:span> resultante apenas aumenta de tamaño con relación <text:span text:style-name="T22">al</text:span> <text:span text:style-name="T22">archivo</text:span> ob<text:span text:style-name="T22">j</text:span>ecto, pero <text:span text:style-name="T22">l</text:span>a biblioteca dinámica <text:span text:style-name="T22">tiene</text:span> que estar accesible <text:span text:style-name="T22">cuando</text:span> <text:span text:style-name="T22">el</text:span> <text:span text:style-name="T22">archivo</text:span> e<text:span text:style-name="T22">j</text:span>ecutable se e<text:span text:style-name="T22">j</text:span>ecut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10:59:48.135000000</meta:creation-date>
    <dc:date>2021-11-22T12:30:58.299000000</dc:date>
    <meta:editing-duration>PT8M59S</meta:editing-duration>
    <meta:editing-cycles>1</meta:editing-cycles>
    <meta:document-statistic meta:table-count="0" meta:image-count="0" meta:object-count="0" meta:page-count="2" meta:paragraph-count="35" meta:word-count="637" meta:character-count="3816" meta:non-whitespace-character-count="3193"/>
    <meta:generator>LibreOffice/7.2.0.4$Windows_X86_64 LibreOffice_project/9a9c6381e3f7a62afc1329bd359cc48accb6435b</meta:generator>
  </office:meta>
</office:document-meta>
</file>